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4" style:family="table">
      <style:table-properties style:width="5.8542in" fo:margin-left="-0.075in" fo:margin-top="0in" fo:margin-bottom="0in" table:align="left" style:writing-mode="lr-tb"/>
    </style:style>
    <style:style style:name="Table4.A" style:family="table-column">
      <style:table-column-properties style:column-width="5.3903in"/>
    </style:style>
    <style:style style:name="Table4.B" style:family="table-column">
      <style:table-column-properties style:column-width="0.463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9396in" fo:margin-top="0in" fo:margin-bottom="0in" table:align="center" style:writing-mode="lr-tb"/>
    </style:style>
    <style:style style:name="Table5.A" style:family="table-column">
      <style:table-column-properties style:column-width="5.259in"/>
    </style:style>
    <style:style style:name="Table5.B" style:family="table-column">
      <style:table-column-properties style:column-width="0.6799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style:min-row-height="0.2319in" fo:keep-together="auto"/>
    </style:style>
    <style:style style:name="Table6" style:family="table">
      <style:table-properties style:width="5.6701in" fo:margin-top="0in" fo:margin-bottom="0in" table:align="center" style:writing-mode="lr-tb"/>
    </style:style>
    <style:style style:name="Table6.A" style:family="table-column">
      <style:table-column-properties style:column-width="5.1111in"/>
    </style:style>
    <style:style style:name="Table6.B" style:family="table-column">
      <style:table-column-properties style:column-width="0.558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1">
      <style:text-properties officeooo:paragraph-rsid="001fd2d5"/>
    </style:style>
    <style:style style:name="P2" style:family="paragraph" style:parent-style-name="Standard">
      <style:paragraph-properties fo:text-align="center" style:justify-single-word="false"/>
      <style:text-properties officeooo:paragraph-rsid="001fd2d5"/>
    </style:style>
    <style:style style:name="P3" style:family="paragraph" style:parent-style-name="Standard">
      <style:text-properties officeooo:paragraph-rsid="001fd2d5"/>
    </style:style>
    <style:style style:name="P4" style:family="paragraph" style:parent-style-name="Standard">
      <style:paragraph-properties fo:margin-left="0.3937in" fo:margin-right="0in" fo:text-indent="0in" style:auto-text-indent="false"/>
      <style:text-properties officeooo:paragraph-rsid="001fd2d5"/>
    </style:style>
    <style:style style:name="P5" style:family="paragraph" style:parent-style-name="Standard">
      <style:paragraph-properties fo:margin-left="-0.0319in" fo:margin-right="0in" fo:text-indent="0in" style:auto-text-indent="false"/>
      <style:text-properties officeooo:paragraph-rsid="001fd2d5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P9" style:family="paragraph" style:parent-style-name="List_20_Title">
      <style:text-properties officeooo:paragraph-rsid="001fd2d5"/>
    </style:style>
    <style:style style:name="P10" style:family="paragraph" style:parent-style-name="List_20_Title" style:master-page-name="Converted11">
      <style:paragraph-properties style:page-number="1" fo:break-before="page"/>
      <style:text-properties officeooo:paragraph-rsid="001fd2d5"/>
    </style:style>
    <style:style style:name="T1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สารบัญ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บทที่ <text:s/>1. บทนำ</text:p>
          </table:table-cell>
          <table:table-cell table:style-name="Table4.A1" office:value-type="string">
            <text:p text:style-name="P2">1</text:p>
          </table:table-cell>
        </table:table-row>
        <table:table-row table:style-name="Table4.1">
          <table:table-cell table:style-name="Table4.A1" office:value-type="string">
            <text:p text:style-name="P4">1.1 <text:s/>ที่มาและเหตุผล</text:p>
          </table:table-cell>
          <table:table-cell table:style-name="Table4.A1" office:value-type="string">
            <text:p text:style-name="P2">1</text:p>
          </table:table-cell>
        </table:table-row>
        <table:table-row table:style-name="Table4.1">
          <table:table-cell table:style-name="Table4.A1" office:value-type="string">
            <text:p text:style-name="P4">1.2 <text:s/>วัตถุประสงค์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1.3 <text:s/>ขอบเขตของโครงงาน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1.4 <text:s/>ประโยชน์ที่คาดว่าจะได้รับ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1.5 <text:s/>เครื่องมือที่ใช้ในการพัฒนา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1.6 <text:s/>ขั้นตอนการดำเนินงาน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3">บทที่ <text:s/>2. ทฤษฎีที่เกี่ยวข้อง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2.1 <text:s/>ระบบปฏิบัติการแอนดรอยด์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.....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3">บทที่ <text:s/>3. การวิเคราะห์และออกแบบระบบ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3.1 <text:s/>รายละเอียดของเกม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3.2 <text:s/>Software Requirements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3.3 <text:s/>User Interface Design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3.4 <text:s/>Use Case Diagram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3.5 <text:s/>Class Diagram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3.6 <text:s/>State Diagram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3.7 <text:s/>การออกแบบฐานข้อมูล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3">บทที่ <text:s/>4. การสร้างระบบงาน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4.1 <text:s/>ส่วนการเพิ่มไลบรารี่ AndEngine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.....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3">บทที่ <text:s/>5. <text:s/>การทดสอบระบบ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5.1 <text:s/>การทดสอบการเล่นเกมตามภารกิจ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....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3">บทที่ <text:s/>6. สรุปและข้อเสนอแนะ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>6.1 <text:s/>สรุปความสามารถของระบบ<text:tab/></text:p>
            <text:p text:style-name="P4">6.2 <text:s/>ปัญหาและอุปสรรคในการพัฒนา<text:tab/></text:p>
            <text:p text:style-name="P4">6.3 <text:s/>ข้อเสนอแนะในการแก้ไขปัญหา<text:tab/></text:p>
            <text:p text:style-name="P4">6.4 <text:s/>แนวทางในการพัฒนาต่อ<text:tab/></text:p>
          </table:table-cell>
          <table:table-cell table:style-name="Table4.A1" office:value-type="string">
            <text:p text:style-name="P2"/>
            <text:p text:style-name="P2"/>
            <text:p text:style-name="P2"/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3">บรรณานุกรม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3">ภาคผนวก ก <text:s/>การติดตั้งเครื่องมือที่ใช้พัฒนาโปรแกรม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3">ภาคผนวก ข <text:s/>การติดตั้งระบบ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3">ภาคผนวก ค <text:s/>คู่มือการใช้งาน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3">ประวัติผู้เขียน</text:p>
          </table:table-cell>
          <table:table-cell table:style-name="Table4.A1" office:value-type="string">
            <text:p text:style-name="P2"/>
          </table:table-cell>
        </table:table-row>
      </table:table>
      <text:p text:style-name="P3"/>
      <text:p text:style-name="P9"><text:bookmark-start text:name="_Toc349348648"/><text:soft-page-break/>สารบัญรูปภาพ<text:bookmark-end text:name="_Toc349348648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ภาพที่ 2.1 </text:p>
          </table:table-cell>
          <table:table-cell table:style-name="Table5.A1" office:value-type="string">
            <text:p text:style-name="P2"/>
          </table:table-cell>
        </table:table-row>
        <table:table-row table:style-name="Table5.2">
          <table:table-cell table:style-name="Table5.A1" office:value-type="string">
            <text:p text:style-name="P3">ภาพที่ 2.2 </text:p>
            <text:p text:style-name="P3">.............</text:p>
          </table:table-cell>
          <table:table-cell table:style-name="Table5.A1" office:value-type="string">
            <text:p text:style-name="P2"/>
            <text:p text:style-name="P2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/>สารบัญตาราง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<text:s/>ตารางที่ 1.1 </text:p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>......................</text:p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2"/>
          </table:table-cell>
        </table:table-row>
      </table:table>
      <text:h text:style-name="P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List_20_Title" style:display-name="List Title" style:family="paragraph" style:parent-style-name="Standard" style:default-outline-level="">
      <style:paragraph-properties fo:margin-top="0.3937in" fo:margin-bottom="0.3937in" loext:contextual-spacing="true" fo:text-align="center" style:justify-single-word="false"/>
      <style:text-properties fo:font-size="26pt" fo:language="en" fo:country="GB" fo:font-weight="bold" style:font-size-asian="26pt" style:font-weight-asian="bold" style:font-size-complex="2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Angsana New" style:font-family-complex="'Angsana New'" style:font-family-generic-complex="system" style:font-pitch-complex="variable" style:font-size-complex="17.5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MT1" style:family="text">
      <style:text-properties fo:color="#000000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1in" fo:margin-left="1.3783in" fo:margin-right="1in" style:writing-mode="lr-tb" style:layout-grid-color="#c0c0c0" style:layout-grid-lines="32" style:layout-grid-base-height="0.1665in" style:layout-grid-ruby-height="0.1354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1" style:page-layout-name="Mpm2" style:next-style-name="Converted10">
      <style:header>
        <text:p text:style-name="MP1"/>
        <text:p text:style-name="Header"/>
      </style:header>
    </style:master-page>
    <style:master-page style:name="Converted10" style:page-layout-name="Mpm2">
      <style:header>
        <text:p text:style-name="MP1"><text:span text:style-name="MT1"><text:page-number text:select-page="current">4</text:page-number></text:span></text:p>
        <text:p text:style-name="MP2"><text:span text:style-name="page_20_number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29:38.554911962</meta:creation-date>
    <dc:date>2017-05-21T19:54:46.938621267</dc:date>
    <meta:editing-duration>PT1H14M58S</meta:editing-duration>
    <meta:editing-cycles>1</meta:editing-cycles>
    <meta:document-statistic meta:table-count="3" meta:image-count="0" meta:object-count="0" meta:page-count="4" meta:paragraph-count="45" meta:word-count="541" meta:character-count="796" meta:non-whitespace-character-count="710"/>
    <meta:generator>LibreOffice/5.1.6.2$Linux_X86_64 LibreOffice_project/10m0$Build-2</meta:generator>
  </office:meta>
</office:document-meta>
</file>